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74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0.2047in"/>
    </style:style>
    <style:style style:name="co5" style:family="table-column">
      <style:table-column-properties fo:break-before="auto" style:column-width="0.2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4in" svg:height="3.5484in" svg:x="3.0276in" svg:y="3.6283in">
            <draw:object draw:notify-on-update-of-ranges="Sheet1.B3:Sheet1.B17 Sheet1.D3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.000000</text:p>
          </table:table-cell>
          <table:table-cell table:formula="of:=SIN([.A3])" office:value-type="float" office:value="0" calcext:value-type="float">
            <text:p>0.000000</text:p>
          </table:table-cell>
          <table:table-cell table:style-name="ce1"/>
          <table:table-cell table:style-name="ce1" table:formula="of:=SUM([.F3:.M3])" office:value-type="float" office:value="0" calcext:value-type="float">
            <text:p>0.000000</text:p>
          </table:table-cell>
          <table:table-cell/>
          <table:table-cell table:style-name="ce1" table:formula="of:=(-1)^[.F2]*[.A3]^(2*[.F2]+1) / FACT(2*[.F2]+1)" office:value-type="float" office:value="0" calcext:value-type="float">
            <text:p>0.000000</text:p>
          </table:table-cell>
          <table:table-cell table:style-name="ce1" table:formula="of:=(-1)^[.G2]*[.A3]^(2*[.G2]+1) / FACT(2*[.G2]+1)" office:value-type="float" office:value="-0" calcext:value-type="float">
            <text:p>0.000000</text:p>
          </table:table-cell>
          <table:table-cell table:style-name="ce1" table:formula="of:=(-1)^[.H2]*[.A3]^(2*[.H2]+1) / FACT(2*[.H2]+1)" office:value-type="float" office:value="0" calcext:value-type="float">
            <text:p>0.000000</text:p>
          </table:table-cell>
          <table:table-cell table:style-name="ce1" table:formula="of:=(-1)^[.I2]*[.A3]^(2*[.I2]+1) / FACT(2*[.I2]+1)" office:value-type="float" office:value="-0" calcext:value-type="float">
            <text:p>0.000000</text:p>
          </table:table-cell>
          <table:table-cell table:style-name="ce1" table:formula="of:=(-1)^[.J2]*[.A3]^(2*[.J2]+1) / FACT(2*[.J2]+1)" office:value-type="float" office:value="0" calcext:value-type="float">
            <text:p>0.000000</text:p>
          </table:table-cell>
          <table:table-cell table:style-name="ce1" table:formula="of:=(-1)^[.K2]*[.A3]^(2*[.K2]+1) / FACT(2*[.K2]+1)" office:value-type="float" office:value="-0" calcext:value-type="float">
            <text:p>0.000000</text:p>
          </table:table-cell>
          <table:table-cell table:style-name="ce1" table:formula="of:=(-1)^[.L2]*[.A3]^(2*[.L2]+1) / FACT(2*[.L2]+1)" office:value-type="float" office:value="0" calcext:value-type="float">
            <text:p>0.000000</text:p>
          </table:table-cell>
          <table:table-cell table:style-name="ce1" table:formula="of:=(-1)^[.M2]*[.A3]^(2*[.M2]+1) / FACT(2*[.M2]+1)" office:value-type="float" office:value="-0" calcext:value-type="float">
            <text:p>0.000000</text:p>
          </table:table-cell>
        </table:table-row>
        <table:table-row table:style-name="ro1">
          <table:table-cell table:formula="of:=[.A3]+PI()/10" office:value-type="float" office:value="0.314159265358979" calcext:value-type="float">
            <text:p>0.314159</text:p>
          </table:table-cell>
          <table:table-cell table:formula="of:=SIN([.A4])" office:value-type="float" office:value="0.309016994374947" calcext:value-type="float">
            <text:p>0.309017</text:p>
          </table:table-cell>
          <table:table-cell table:style-name="ce1"/>
          <table:table-cell table:style-name="ce1" table:formula="of:=SUM([.F4:.M4])" office:value-type="float" office:value="0.309016994374947" calcext:value-type="float">
            <text:p>0.309017</text:p>
          </table:table-cell>
          <table:table-cell/>
          <table:table-cell table:style-name="ce1" table:formula="of:=(-1)^[.F2]*[.A4]^(2*[.F2]+1) / FACT(2*[.F2]+1)" office:value-type="float" office:value="0.314159265358979" calcext:value-type="float">
            <text:p>0.314159</text:p>
          </table:table-cell>
          <table:table-cell table:style-name="ce1" table:formula="of:=(-1)^[.G2]*[.A4]^(2*[.G2]+1) / FACT(2*[.G2]+1)" office:value-type="float" office:value="-0.00516771278004997" calcext:value-type="float">
            <text:p>-0.005168</text:p>
          </table:table-cell>
          <table:table-cell table:style-name="ce1" table:formula="of:=(-1)^[.H2]*[.A4]^(2*[.H2]+1) / FACT(2*[.H2]+1)" office:value-type="float" office:value="0.0000255016403987734" calcext:value-type="float">
            <text:p>0.000026</text:p>
          </table:table-cell>
          <table:table-cell table:style-name="ce1" table:formula="of:=(-1)^[.I2]*[.A4]^(2*[.I2]+1) / FACT(2*[.I2]+1)" office:value-type="float" office:value="-0.00000005992645293208" calcext:value-type="float">
            <text:p>0.000000</text:p>
          </table:table-cell>
          <table:table-cell table:style-name="ce1" table:formula="of:=(-1)^[.J2]*[.A4]^(2*[.J2]+1) / FACT(2*[.J2]+1)" office:value-type="float" office:value="0.00000000008214588661" calcext:value-type="float">
            <text:p>0.000000</text:p>
          </table:table-cell>
          <table:table-cell table:style-name="ce1" table:formula="of:=(-1)^[.K2]*[.A4]^(2*[.K2]+1) / FACT(2*[.K2]+1)" office:value-type="float" office:value="-0.00000000000007370431" calcext:value-type="float">
            <text:p>0.000000</text:p>
          </table:table-cell>
          <table:table-cell table:style-name="ce1" table:formula="of:=(-1)^[.L2]*[.A4]^(2*[.L2]+1) / FACT(2*[.L2]+1)" office:value-type="float" office:value="4.66302805767612E-017" calcext:value-type="float">
            <text:p>0.000000</text:p>
          </table:table-cell>
          <table:table-cell table:style-name="ce1" table:formula="of:=(-1)^[.M2]*[.A4]^(2*[.M2]+1) / FACT(2*[.M2]+1)" office:value-type="float" office:value="-2.19153534478302E-020" calcext:value-type="float">
            <text:p>0.000000</text:p>
          </table:table-cell>
        </table:table-row>
        <table:table-row table:style-name="ro1">
          <table:table-cell table:formula="of:=[.A4]+PI()/10" office:value-type="float" office:value="0.628318530717959" calcext:value-type="float">
            <text:p>0.628319</text:p>
          </table:table-cell>
          <table:table-cell table:formula="of:=SIN([.A5])" office:value-type="float" office:value="0.587785252292473" calcext:value-type="float">
            <text:p>0.587785</text:p>
          </table:table-cell>
          <table:table-cell table:style-name="ce1"/>
          <table:table-cell table:style-name="ce1" table:formula="of:=SUM([.F5:.M5])" office:value-type="float" office:value="0.587785252292473" calcext:value-type="float">
            <text:p>0.587785</text:p>
          </table:table-cell>
          <table:table-cell/>
          <table:table-cell table:style-name="ce1" table:formula="of:=(-1)^[.F2]*[.A5]^(2*[.F2]+1) / FACT(2*[.F2]+1)" office:value-type="float" office:value="0.628318530717959" calcext:value-type="float">
            <text:p>0.628319</text:p>
          </table:table-cell>
          <table:table-cell table:style-name="ce1" table:formula="of:=(-1)^[.G2]*[.A5]^(2*[.G2]+1) / FACT(2*[.G2]+1)" office:value-type="float" office:value="-0.0413417022403998" calcext:value-type="float">
            <text:p>-0.041342</text:p>
          </table:table-cell>
          <table:table-cell table:style-name="ce1" table:formula="of:=(-1)^[.H2]*[.A5]^(2*[.H2]+1) / FACT(2*[.H2]+1)" office:value-type="float" office:value="0.00081605249276075" calcext:value-type="float">
            <text:p>0.000816</text:p>
          </table:table-cell>
          <table:table-cell table:style-name="ce1" table:formula="of:=(-1)^[.I2]*[.A5]^(2*[.I2]+1) / FACT(2*[.I2]+1)" office:value-type="float" office:value="-0.00000767058597530614" calcext:value-type="float">
            <text:p>-0.000008</text:p>
          </table:table-cell>
          <table:table-cell table:style-name="ce1" table:formula="of:=(-1)^[.J2]*[.A5]^(2*[.J2]+1) / FACT(2*[.J2]+1)" office:value-type="float" office:value="0.0000000420586939449" calcext:value-type="float">
            <text:p>0.000000</text:p>
          </table:table-cell>
          <table:table-cell table:style-name="ce1" table:formula="of:=(-1)^[.K2]*[.A5]^(2*[.K2]+1) / FACT(2*[.K2]+1)" office:value-type="float" office:value="-0.00000000015094642577" calcext:value-type="float">
            <text:p>0.000000</text:p>
          </table:table-cell>
          <table:table-cell table:style-name="ce1" table:formula="of:=(-1)^[.L2]*[.A5]^(2*[.L2]+1) / FACT(2*[.L2]+1)" office:value-type="float" office:value="0.00000000000038199526" calcext:value-type="float">
            <text:p>0.000000</text:p>
          </table:table-cell>
          <table:table-cell table:style-name="ce1" table:formula="of:=(-1)^[.M2]*[.A5]^(2*[.M2]+1) / FACT(2*[.M2]+1)" office:value-type="float" office:value="-7.181223017785E-016" calcext:value-type="float">
            <text:p>0.000000</text:p>
          </table:table-cell>
        </table:table-row>
        <table:table-row table:style-name="ro1">
          <table:table-cell table:formula="of:=[.A5]+PI()/10" office:value-type="float" office:value="0.942477796076938" calcext:value-type="float">
            <text:p>0.942478</text:p>
          </table:table-cell>
          <table:table-cell table:formula="of:=SIN([.A6])" office:value-type="float" office:value="0.809016994374947" calcext:value-type="float">
            <text:p>0.809017</text:p>
          </table:table-cell>
          <table:table-cell table:style-name="ce1"/>
          <table:table-cell table:style-name="ce1" table:formula="of:=SUM([.F6:.M6])" office:value-type="float" office:value="0.809016994374946" calcext:value-type="float">
            <text:p>0.809017</text:p>
          </table:table-cell>
          <table:table-cell/>
          <table:table-cell table:style-name="ce1" table:formula="of:=(-1)^[.F2]*[.A6]^(2*[.F2]+1) / FACT(2*[.F2]+1)" office:value-type="float" office:value="0.942477796076938" calcext:value-type="float">
            <text:p>0.942478</text:p>
          </table:table-cell>
          <table:table-cell table:style-name="ce1" table:formula="of:=(-1)^[.G2]*[.A6]^(2*[.G2]+1) / FACT(2*[.G2]+1)" office:value-type="float" office:value="-0.139528245061349" calcext:value-type="float">
            <text:p>-0.139528</text:p>
          </table:table-cell>
          <table:table-cell table:style-name="ce1" table:formula="of:=(-1)^[.H2]*[.A6]^(2*[.H2]+1) / FACT(2*[.H2]+1)" office:value-type="float" office:value="0.00619689861690195" calcext:value-type="float">
            <text:p>0.006197</text:p>
          </table:table-cell>
          <table:table-cell table:style-name="ce1" table:formula="of:=(-1)^[.I2]*[.A6]^(2*[.I2]+1) / FACT(2*[.I2]+1)" office:value-type="float" office:value="-0.000131059152562457" calcext:value-type="float">
            <text:p>-0.000131</text:p>
          </table:table-cell>
          <table:table-cell table:style-name="ce1" table:formula="of:=(-1)^[.J2]*[.A6]^(2*[.J2]+1) / FACT(2*[.J2]+1)" office:value-type="float" office:value="0.00000161687748616684" calcext:value-type="float">
            <text:p>0.000002</text:p>
          </table:table-cell>
          <table:table-cell table:style-name="ce1" table:formula="of:=(-1)^[.K2]*[.A6]^(2*[.K2]+1) / FACT(2*[.K2]+1)" office:value-type="float" office:value="-0.0000000130564973074" calcext:value-type="float">
            <text:p>0.000000</text:p>
          </table:table-cell>
          <table:table-cell table:style-name="ce1" table:formula="of:=(-1)^[.L2]*[.A6]^(2*[.L2]+1) / FACT(2*[.L2]+1)" office:value-type="float" office:value="0.00000000007434372882" calcext:value-type="float">
            <text:p>0.000000</text:p>
          </table:table-cell>
          <table:table-cell table:style-name="ce1" table:formula="of:=(-1)^[.M2]*[.A6]^(2*[.M2]+1) / FACT(2*[.M2]+1)" office:value-type="float" office:value="-0.00000000000031446137" calcext:value-type="float">
            <text:p>0.000000</text:p>
          </table:table-cell>
        </table:table-row>
        <table:table-row table:style-name="ro1">
          <table:table-cell table:formula="of:=[.A6]+PI()/10" office:value-type="float" office:value="1.25663706143592" calcext:value-type="float">
            <text:p>1.256637</text:p>
          </table:table-cell>
          <table:table-cell table:formula="of:=SIN([.A7])" office:value-type="float" office:value="0.951056516295153" calcext:value-type="float">
            <text:p>0.951057</text:p>
          </table:table-cell>
          <table:table-cell table:style-name="ce1"/>
          <table:table-cell table:style-name="ce1" table:formula="of:=SUM([.F7:.M7])" office:value-type="float" office:value="0.951056516295017" calcext:value-type="float">
            <text:p>0.951057</text:p>
          </table:table-cell>
          <table:table-cell/>
          <table:table-cell table:style-name="ce1" table:formula="of:=(-1)^[.F2]*[.A7]^(2*[.F2]+1) / FACT(2*[.F2]+1)" office:value-type="float" office:value="1.25663706143592" calcext:value-type="float">
            <text:p>1.256637</text:p>
          </table:table-cell>
          <table:table-cell table:style-name="ce1" table:formula="of:=(-1)^[.G2]*[.A7]^(2*[.G2]+1) / FACT(2*[.G2]+1)" office:value-type="float" office:value="-0.330733617923198" calcext:value-type="float">
            <text:p>-0.330734</text:p>
          </table:table-cell>
          <table:table-cell table:style-name="ce1" table:formula="of:=(-1)^[.H2]*[.A7]^(2*[.H2]+1) / FACT(2*[.H2]+1)" office:value-type="float" office:value="0.026113679768344" calcext:value-type="float">
            <text:p>0.026114</text:p>
          </table:table-cell>
          <table:table-cell table:style-name="ce1" table:formula="of:=(-1)^[.I2]*[.A7]^(2*[.I2]+1) / FACT(2*[.I2]+1)" office:value-type="float" office:value="-0.000981835004839186" calcext:value-type="float">
            <text:p>-0.000982</text:p>
          </table:table-cell>
          <table:table-cell table:style-name="ce1" table:formula="of:=(-1)^[.J2]*[.A7]^(2*[.J2]+1) / FACT(2*[.J2]+1)" office:value-type="float" office:value="0.0000215340512997876" calcext:value-type="float">
            <text:p>0.000022</text:p>
          </table:table-cell>
          <table:table-cell table:style-name="ce1" table:formula="of:=(-1)^[.K2]*[.A7]^(2*[.K2]+1) / FACT(2*[.K2]+1)" office:value-type="float" office:value="-0.00000030913827997334" calcext:value-type="float">
            <text:p>0.000000</text:p>
          </table:table-cell>
          <table:table-cell table:style-name="ce1" table:formula="of:=(-1)^[.L2]*[.A7]^(2*[.L2]+1) / FACT(2*[.L2]+1)" office:value-type="float" office:value="0.00000000312930515751" calcext:value-type="float">
            <text:p>0.000000</text:p>
          </table:table-cell>
          <table:table-cell table:style-name="ce1" table:formula="of:=(-1)^[.M2]*[.A7]^(2*[.M2]+1) / FACT(2*[.M2]+1)" office:value-type="float" office:value="-0.00000000002353143158" calcext:value-type="float">
            <text:p>0.000000</text:p>
          </table:table-cell>
        </table:table-row>
        <table:table-row table:style-name="ro1">
          <table:table-cell table:formula="of:=[.A7]+PI()/10" office:value-type="float" office:value="1.5707963267949" calcext:value-type="float">
            <text:p>1.570796</text:p>
          </table:table-cell>
          <table:table-cell table:formula="of:=SIN([.A8])" office:value-type="float" office:value="1" calcext:value-type="float">
            <text:p>1.000000</text:p>
          </table:table-cell>
          <table:table-cell table:style-name="ce1"/>
          <table:table-cell table:style-name="ce1" table:formula="of:=SUM([.F8:.M8])" office:value-type="float" office:value="0.999999999993977" calcext:value-type="float">
            <text:p>1.000000</text:p>
          </table:table-cell>
          <table:table-cell/>
          <table:table-cell table:style-name="ce1" table:formula="of:=(-1)^[.F2]*[.A8]^(2*[.F2]+1) / FACT(2*[.F2]+1)" office:value-type="float" office:value="1.5707963267949" calcext:value-type="float">
            <text:p>1.570796</text:p>
          </table:table-cell>
          <table:table-cell table:style-name="ce1" table:formula="of:=(-1)^[.G2]*[.A8]^(2*[.G2]+1) / FACT(2*[.G2]+1)" office:value-type="float" office:value="-0.645964097506246" calcext:value-type="float">
            <text:p>-0.645964</text:p>
          </table:table-cell>
          <table:table-cell table:style-name="ce1" table:formula="of:=(-1)^[.H2]*[.A8]^(2*[.H2]+1) / FACT(2*[.H2]+1)" office:value-type="float" office:value="0.079692626246167" calcext:value-type="float">
            <text:p>0.079693</text:p>
          </table:table-cell>
          <table:table-cell table:style-name="ce1" table:formula="of:=(-1)^[.I2]*[.A8]^(2*[.I2]+1) / FACT(2*[.I2]+1)" office:value-type="float" office:value="-0.00468175413531869" calcext:value-type="float">
            <text:p>-0.004682</text:p>
          </table:table-cell>
          <table:table-cell table:style-name="ce1" table:formula="of:=(-1)^[.J2]*[.A8]^(2*[.J2]+1) / FACT(2*[.J2]+1)" office:value-type="float" office:value="0.00016044118478736" calcext:value-type="float">
            <text:p>0.000160</text:p>
          </table:table-cell>
          <table:table-cell table:style-name="ce1" table:formula="of:=(-1)^[.K2]*[.A8]^(2*[.K2]+1) / FACT(2*[.K2]+1)" office:value-type="float" office:value="-0.00000359884323521208" calcext:value-type="float">
            <text:p>-0.000004</text:p>
          </table:table-cell>
          <table:table-cell table:style-name="ce1" table:formula="of:=(-1)^[.L2]*[.A8]^(2*[.L2]+1) / FACT(2*[.L2]+1)" office:value-type="float" office:value="0.00000005692172921968" calcext:value-type="float">
            <text:p>0.000000</text:p>
          </table:table-cell>
          <table:table-cell table:style-name="ce1" table:formula="of:=(-1)^[.M2]*[.A8]^(2*[.M2]+1) / FACT(2*[.M2]+1)" office:value-type="float" office:value="-0.00000000066880351098" calcext:value-type="float">
            <text:p>0.000000</text:p>
          </table:table-cell>
        </table:table-row>
        <table:table-row table:style-name="ro1">
          <table:table-cell table:formula="of:=[.A8]+PI()/10" office:value-type="float" office:value="1.88495559215388" calcext:value-type="float">
            <text:p>1.884956</text:p>
          </table:table-cell>
          <table:table-cell table:formula="of:=SIN([.A9])" office:value-type="float" office:value="0.951056516295154" calcext:value-type="float">
            <text:p>0.951057</text:p>
          </table:table-cell>
          <table:table-cell table:style-name="ce1"/>
          <table:table-cell table:style-name="ce1" table:formula="of:=SUM([.F9:.M9])" office:value-type="float" office:value="0.951056516161938" calcext:value-type="float">
            <text:p>0.951057</text:p>
          </table:table-cell>
          <table:table-cell/>
          <table:table-cell table:style-name="ce1" table:formula="of:=(-1)^[.F2]*[.A9]^(2*[.F2]+1) / FACT(2*[.F2]+1)" office:value-type="float" office:value="1.88495559215388" calcext:value-type="float">
            <text:p>1.884956</text:p>
          </table:table-cell>
          <table:table-cell table:style-name="ce1" table:formula="of:=(-1)^[.G2]*[.A9]^(2*[.G2]+1) / FACT(2*[.G2]+1)" office:value-type="float" office:value="-1.11622596049079" calcext:value-type="float">
            <text:p>-1.116226</text:p>
          </table:table-cell>
          <table:table-cell table:style-name="ce1" table:formula="of:=(-1)^[.H2]*[.A9]^(2*[.H2]+1) / FACT(2*[.H2]+1)" office:value-type="float" office:value="0.198300755740862" calcext:value-type="float">
            <text:p>0.198301</text:p>
          </table:table-cell>
          <table:table-cell table:style-name="ce1" table:formula="of:=(-1)^[.I2]*[.A9]^(2*[.I2]+1) / FACT(2*[.I2]+1)" office:value-type="float" office:value="-0.0167755715279945" calcext:value-type="float">
            <text:p>-0.016776</text:p>
          </table:table-cell>
          <table:table-cell table:style-name="ce1" table:formula="of:=(-1)^[.J2]*[.A9]^(2*[.J2]+1) / FACT(2*[.J2]+1)" office:value-type="float" office:value="0.00082784127291742" calcext:value-type="float">
            <text:p>0.000828</text:p>
          </table:table-cell>
          <table:table-cell table:style-name="ce1" table:formula="of:=(-1)^[.K2]*[.A9]^(2*[.K2]+1) / FACT(2*[.K2]+1)" office:value-type="float" office:value="-0.0000267397064855646" calcext:value-type="float">
            <text:p>-0.000027</text:p>
          </table:table-cell>
          <table:table-cell table:style-name="ce1" table:formula="of:=(-1)^[.L2]*[.A9]^(2*[.L2]+1) / FACT(2*[.L2]+1)" office:value-type="float" office:value="0.00000060902382649331" calcext:value-type="float">
            <text:p>0.000001</text:p>
          </table:table-cell>
          <table:table-cell table:style-name="ce1" table:formula="of:=(-1)^[.M2]*[.A9]^(2*[.M2]+1) / FACT(2*[.M2]+1)" office:value-type="float" office:value="-0.00000001030427012285" calcext:value-type="float">
            <text:p>0.000000</text:p>
          </table:table-cell>
        </table:table-row>
        <table:table-row table:style-name="ro1">
          <table:table-cell table:formula="of:=[.A9]+PI()/10" office:value-type="float" office:value="2.19911485751286" calcext:value-type="float">
            <text:p>2.199115</text:p>
          </table:table-cell>
          <table:table-cell table:formula="of:=SIN([.A10])" office:value-type="float" office:value="0.809016994374947" calcext:value-type="float">
            <text:p>0.809017</text:p>
          </table:table-cell>
          <table:table-cell table:style-name="ce1"/>
          <table:table-cell table:style-name="ce1" table:formula="of:=SUM([.F10:.M10])" office:value-type="float" office:value="0.809016992550917" calcext:value-type="float">
            <text:p>0.809017</text:p>
          </table:table-cell>
          <table:table-cell/>
          <table:table-cell table:style-name="ce1" table:formula="of:=(-1)^[.F2]*[.A10]^(2*[.F2]+1) / FACT(2*[.F2]+1)" office:value-type="float" office:value="2.19911485751286" calcext:value-type="float">
            <text:p>2.199115</text:p>
          </table:table-cell>
          <table:table-cell table:style-name="ce1" table:formula="of:=(-1)^[.G2]*[.A10]^(2*[.G2]+1) / FACT(2*[.G2]+1)" office:value-type="float" office:value="-1.77252548355714" calcext:value-type="float">
            <text:p>-1.772525</text:p>
          </table:table-cell>
          <table:table-cell table:style-name="ce1" table:formula="of:=(-1)^[.H2]*[.A10]^(2*[.H2]+1) / FACT(2*[.H2]+1)" office:value-type="float" office:value="0.428606070182185" calcext:value-type="float">
            <text:p>0.428606</text:p>
          </table:table-cell>
          <table:table-cell table:style-name="ce1" table:formula="of:=(-1)^[.I2]*[.A10]^(2*[.I2]+1) / FACT(2*[.I2]+1)" office:value-type="float" office:value="-0.0493520108270433" calcext:value-type="float">
            <text:p>-0.049352</text:p>
          </table:table-cell>
          <table:table-cell table:style-name="ce1" table:formula="of:=(-1)^[.J2]*[.A10]^(2*[.J2]+1) / FACT(2*[.J2]+1)" office:value-type="float" office:value="0.00331488282497203" calcext:value-type="float">
            <text:p>0.003315</text:p>
          </table:table-cell>
          <table:table-cell table:style-name="ce1" table:formula="of:=(-1)^[.K2]*[.A10]^(2*[.K2]+1) / FACT(2*[.K2]+1)" office:value-type="float" office:value="-0.000145737502163958" calcext:value-type="float">
            <text:p>-0.000146</text:p>
          </table:table-cell>
          <table:table-cell table:style-name="ce1" table:formula="of:=(-1)^[.L2]*[.A10]^(2*[.L2]+1) / FACT(2*[.L2]+1)" office:value-type="float" office:value="0.00000451796174008315" calcext:value-type="float">
            <text:p>0.000005</text:p>
          </table:table-cell>
          <table:table-cell table:style-name="ce1" table:formula="of:=(-1)^[.M2]*[.A10]^(2*[.M2]+1) / FACT(2*[.M2]+1)" office:value-type="float" office:value="-0.00000010404448850572" calcext:value-type="float">
            <text:p>0.000000</text:p>
          </table:table-cell>
        </table:table-row>
        <table:table-row table:style-name="ro1">
          <table:table-cell table:formula="of:=[.A10]+PI()/10" office:value-type="float" office:value="2.51327412287183" calcext:value-type="float">
            <text:p>2.513274</text:p>
          </table:table-cell>
          <table:table-cell table:formula="of:=SIN([.A11])" office:value-type="float" office:value="0.587785252292473" calcext:value-type="float">
            <text:p>0.587785</text:p>
          </table:table-cell>
          <table:table-cell table:style-name="ce1"/>
          <table:table-cell table:style-name="ce1" table:formula="of:=SUM([.F11:.M11])" office:value-type="float" office:value="0.587785234711849" calcext:value-type="float">
            <text:p>0.587785</text:p>
          </table:table-cell>
          <table:table-cell/>
          <table:table-cell table:style-name="ce1" table:formula="of:=(-1)^[.F2]*[.A11]^(2*[.F2]+1) / FACT(2*[.F2]+1)" office:value-type="float" office:value="2.51327412287183" calcext:value-type="float">
            <text:p>2.513274</text:p>
          </table:table-cell>
          <table:table-cell table:style-name="ce1" table:formula="of:=(-1)^[.G2]*[.A11]^(2*[.G2]+1) / FACT(2*[.G2]+1)" office:value-type="float" office:value="-2.64586894338558" calcext:value-type="float">
            <text:p>-2.645869</text:p>
          </table:table-cell>
          <table:table-cell table:style-name="ce1" table:formula="of:=(-1)^[.H2]*[.A11]^(2*[.H2]+1) / FACT(2*[.H2]+1)" office:value-type="float" office:value="0.835637752587008" calcext:value-type="float">
            <text:p>0.835638</text:p>
          </table:table-cell>
          <table:table-cell table:style-name="ce1" table:formula="of:=(-1)^[.I2]*[.A11]^(2*[.I2]+1) / FACT(2*[.I2]+1)" office:value-type="float" office:value="-0.125674880619416" calcext:value-type="float">
            <text:p>-0.125675</text:p>
          </table:table-cell>
          <table:table-cell table:style-name="ce1" table:formula="of:=(-1)^[.J2]*[.A11]^(2*[.J2]+1) / FACT(2*[.J2]+1)" office:value-type="float" office:value="0.0110254342654912" calcext:value-type="float">
            <text:p>0.011025</text:p>
          </table:table-cell>
          <table:table-cell table:style-name="ce1" table:formula="of:=(-1)^[.K2]*[.A11]^(2*[.K2]+1) / FACT(2*[.K2]+1)" office:value-type="float" office:value="-0.000633115197385389" calcext:value-type="float">
            <text:p>-0.000633</text:p>
          </table:table-cell>
          <table:table-cell table:style-name="ce1" table:formula="of:=(-1)^[.L2]*[.A11]^(2*[.L2]+1) / FACT(2*[.L2]+1)" office:value-type="float" office:value="0.0000256352678503032" calcext:value-type="float">
            <text:p>0.000026</text:p>
          </table:table-cell>
          <table:table-cell table:style-name="ce1" table:formula="of:=(-1)^[.M2]*[.A11]^(2*[.M2]+1) / FACT(2*[.M2]+1)" office:value-type="float" office:value="-0.00000077107795016673" calcext:value-type="float">
            <text:p>-0.000001</text:p>
          </table:table-cell>
        </table:table-row>
        <table:table-row table:style-name="ro1">
          <table:table-cell table:formula="of:=[.A11]+PI()/10" office:value-type="float" office:value="2.82743338823081" calcext:value-type="float">
            <text:p>2.827433</text:p>
          </table:table-cell>
          <table:table-cell table:formula="of:=SIN([.A12])" office:value-type="float" office:value="0.309016994374947" calcext:value-type="float">
            <text:p>0.309017</text:p>
          </table:table-cell>
          <table:table-cell table:style-name="ce1"/>
          <table:table-cell table:style-name="ce1" table:formula="of:=SUM([.F12:.M12])" office:value-type="float" office:value="0.309016864799004" calcext:value-type="float">
            <text:p>0.309017</text:p>
          </table:table-cell>
          <table:table-cell/>
          <table:table-cell table:style-name="ce1" table:formula="of:=(-1)^[.F2]*[.A12]^(2*[.F2]+1) / FACT(2*[.F2]+1)" office:value-type="float" office:value="2.82743338823081" calcext:value-type="float">
            <text:p>2.827433</text:p>
          </table:table-cell>
          <table:table-cell table:style-name="ce1" table:formula="of:=(-1)^[.G2]*[.A12]^(2*[.G2]+1) / FACT(2*[.G2]+1)" office:value-type="float" office:value="-3.76726261665643" calcext:value-type="float">
            <text:p>-3.767263</text:p>
          </table:table-cell>
          <table:table-cell table:style-name="ce1" table:formula="of:=(-1)^[.H2]*[.A12]^(2*[.H2]+1) / FACT(2*[.H2]+1)" office:value-type="float" office:value="1.50584636390717" calcext:value-type="float">
            <text:p>1.505846</text:p>
          </table:table-cell>
          <table:table-cell table:style-name="ce1" table:formula="of:=(-1)^[.I2]*[.A12]^(2*[.I2]+1) / FACT(2*[.I2]+1)" office:value-type="float" office:value="-0.286626366654094" calcext:value-type="float">
            <text:p>-0.286626</text:p>
          </table:table-cell>
          <table:table-cell table:style-name="ce1" table:formula="of:=(-1)^[.J2]*[.A12]^(2*[.J2]+1) / FACT(2*[.J2]+1)" office:value-type="float" office:value="0.0318249995602218" calcext:value-type="float">
            <text:p>0.031825</text:p>
          </table:table-cell>
          <table:table-cell table:style-name="ce1" table:formula="of:=(-1)^[.K2]*[.A12]^(2*[.K2]+1) / FACT(2*[.K2]+1)" office:value-type="float" office:value="-0.0023129193285148" calcext:value-type="float">
            <text:p>-0.002313</text:p>
          </table:table-cell>
          <table:table-cell table:style-name="ce1" table:formula="of:=(-1)^[.L2]*[.A12]^(2*[.L2]+1) / FACT(2*[.L2]+1)" office:value-type="float" office:value="0.000118527916763463" calcext:value-type="float">
            <text:p>0.000119</text:p>
          </table:table-cell>
          <table:table-cell table:style-name="ce1" table:formula="of:=(-1)^[.M2]*[.A12]^(2*[.M2]+1) / FACT(2*[.M2]+1)" office:value-type="float" office:value="-0.00000451217693162813" calcext:value-type="float">
            <text:p>-0.000005</text:p>
          </table:table-cell>
        </table:table-row>
        <table:table-row table:style-name="ro1">
          <table:table-cell table:formula="of:=[.A12]+PI()/10" office:value-type="float" office:value="3.14159265358979" calcext:value-type="float">
            <text:p>3.141593</text:p>
          </table:table-cell>
          <table:table-cell table:formula="of:=SIN([.A13])" office:value-type="float" office:value="1.22464679914735E-016" calcext:value-type="float">
            <text:p>0.000000</text:p>
          </table:table-cell>
          <table:table-cell table:style-name="ce1"/>
          <table:table-cell table:style-name="ce1" table:formula="of:=SUM([.F13:.M13])" office:value-type="float" office:value="-0.00000077278588943064" calcext:value-type="float">
            <text:p>-0.000001</text:p>
          </table:table-cell>
          <table:table-cell/>
          <table:table-cell table:style-name="ce1" table:formula="of:=(-1)^[.F2]*[.A13]^(2*[.F2]+1) / FACT(2*[.F2]+1)" office:value-type="float" office:value="3.14159265358979" calcext:value-type="float">
            <text:p>3.141593</text:p>
          </table:table-cell>
          <table:table-cell table:style-name="ce1" table:formula="of:=(-1)^[.G2]*[.A13]^(2*[.G2]+1) / FACT(2*[.G2]+1)" office:value-type="float" office:value="-5.16771278004997" calcext:value-type="float">
            <text:p>-5.167713</text:p>
          </table:table-cell>
          <table:table-cell table:style-name="ce1" table:formula="of:=(-1)^[.H2]*[.A13]^(2*[.H2]+1) / FACT(2*[.H2]+1)" office:value-type="float" office:value="2.55016403987734" calcext:value-type="float">
            <text:p>2.550164</text:p>
          </table:table-cell>
          <table:table-cell table:style-name="ce1" table:formula="of:=(-1)^[.I2]*[.A13]^(2*[.I2]+1) / FACT(2*[.I2]+1)" office:value-type="float" office:value="-0.599264529320792" calcext:value-type="float">
            <text:p>-0.599265</text:p>
          </table:table-cell>
          <table:table-cell table:style-name="ce1" table:formula="of:=(-1)^[.J2]*[.A13]^(2*[.J2]+1) / FACT(2*[.J2]+1)" office:value-type="float" office:value="0.0821458866111282" calcext:value-type="float">
            <text:p>0.082146</text:p>
          </table:table-cell>
          <table:table-cell table:style-name="ce1" table:formula="of:=(-1)^[.K2]*[.A13]^(2*[.K2]+1) / FACT(2*[.K2]+1)" office:value-type="float" office:value="-0.00737043094571435" calcext:value-type="float">
            <text:p>-0.007370</text:p>
          </table:table-cell>
          <table:table-cell table:style-name="ce1" table:formula="of:=(-1)^[.L2]*[.A13]^(2*[.L2]+1) / FACT(2*[.L2]+1)" office:value-type="float" office:value="0.000466302805767612" calcext:value-type="float">
            <text:p>0.000466</text:p>
          </table:table-cell>
          <table:table-cell table:style-name="ce1" table:formula="of:=(-1)^[.M2]*[.A13]^(2*[.M2]+1) / FACT(2*[.M2]+1)" office:value-type="float" office:value="-0.0000219153534478302" calcext:value-type="float">
            <text:p>-0.000022</text:p>
          </table:table-cell>
        </table:table-row>
        <table:table-row table:style-name="ro1">
          <table:table-cell table:formula="of:=[.A13]+PI()/10" office:value-type="float" office:value="3.45575191894877" calcext:value-type="float">
            <text:p>3.455752</text:p>
          </table:table-cell>
          <table:table-cell table:formula="of:=SIN([.A14])" office:value-type="float" office:value="-0.309016994374947" calcext:value-type="float">
            <text:p>-0.309017</text:p>
          </table:table-cell>
          <table:table-cell table:style-name="ce1"/>
          <table:table-cell table:style-name="ce1" table:formula="of:=SUM([.F14:.M14])" office:value-type="float" office:value="-0.309020877264873" calcext:value-type="float">
            <text:p>-0.309021</text:p>
          </table:table-cell>
          <table:table-cell/>
          <table:table-cell table:style-name="ce1" table:formula="of:=(-1)^[.F2]*[.A14]^(2*[.F2]+1) / FACT(2*[.F2]+1)" office:value-type="float" office:value="3.45575191894877" calcext:value-type="float">
            <text:p>3.455752</text:p>
          </table:table-cell>
          <table:table-cell table:style-name="ce1" table:formula="of:=(-1)^[.G2]*[.A14]^(2*[.G2]+1) / FACT(2*[.G2]+1)" office:value-type="float" office:value="-6.87822571024651" calcext:value-type="float">
            <text:p>-6.878226</text:p>
          </table:table-cell>
          <table:table-cell table:style-name="ce1" table:formula="of:=(-1)^[.H2]*[.A14]^(2*[.H2]+1) / FACT(2*[.H2]+1)" office:value-type="float" office:value="4.10706468786286" calcext:value-type="float">
            <text:p>4.107065</text:p>
          </table:table-cell>
          <table:table-cell table:style-name="ce1" table:formula="of:=(-1)^[.I2]*[.A14]^(2*[.I2]+1) / FACT(2*[.I2]+1)" office:value-type="float" office:value="-1.16779703571088" calcext:value-type="float">
            <text:p>-1.167797</text:p>
          </table:table-cell>
          <table:table-cell table:style-name="ce1" table:formula="of:=(-1)^[.J2]*[.A14]^(2*[.J2]+1) / FACT(2*[.J2]+1)" office:value-type="float" office:value="0.193695703659858" calcext:value-type="float">
            <text:p>0.193696</text:p>
          </table:table-cell>
          <table:table-cell table:style-name="ce1" table:formula="of:=(-1)^[.K2]*[.A14]^(2*[.K2]+1) / FACT(2*[.K2]+1)" office:value-type="float" office:value="-0.0210286996624477" calcext:value-type="float">
            <text:p>-0.021029</text:p>
          </table:table-cell>
          <table:table-cell table:style-name="ce1" table:formula="of:=(-1)^[.L2]*[.A14]^(2*[.L2]+1) / FACT(2*[.L2]+1)" office:value-type="float" office:value="0.00160980375354226" calcext:value-type="float">
            <text:p>0.001610</text:p>
          </table:table-cell>
          <table:table-cell table:style-name="ce1" table:formula="of:=(-1)^[.M2]*[.A14]^(2*[.M2]+1) / FACT(2*[.M2]+1)" office:value-type="float" office:value="-0.0000915458700720457" calcext:value-type="float">
            <text:p>-0.000092</text:p>
          </table:table-cell>
        </table:table-row>
        <table:table-row table:style-name="ro2">
          <table:table-cell table:formula="of:=[.A14]+PI()/10" office:value-type="float" office:value="3.76991118430775" calcext:value-type="float">
            <text:p>3.769911</text:p>
          </table:table-cell>
          <table:table-cell table:formula="of:=SIN([.A15])" office:value-type="float" office:value="-0.587785252292473" calcext:value-type="float">
            <text:p>-0.587785</text:p>
          </table:table-cell>
          <table:table-cell table:style-name="ce1"/>
          <table:table-cell table:style-name="ce1" table:formula="of:=SUM([.F15:.M15])" office:value-type="float" office:value="-0.587802185779768" calcext:value-type="float">
            <text:p>-0.587802</text:p>
          </table:table-cell>
          <table:table-cell/>
          <table:table-cell table:style-name="ce1" table:formula="of:=(-1)^[.F2]*[.A15]^(2*[.F2]+1) / FACT(2*[.F2]+1)" office:value-type="float" office:value="3.76991118430775" calcext:value-type="float">
            <text:p>3.769911</text:p>
          </table:table-cell>
          <table:table-cell table:style-name="ce1" table:formula="of:=(-1)^[.G2]*[.A15]^(2*[.G2]+1) / FACT(2*[.G2]+1)" office:value-type="float" office:value="-8.92980768392635" calcext:value-type="float">
            <text:p>-8.929808</text:p>
          </table:table-cell>
          <table:table-cell table:style-name="ce1" table:formula="of:=(-1)^[.H2]*[.A15]^(2*[.H2]+1) / FACT(2*[.H2]+1)" office:value-type="float" office:value="6.3456241837076" calcext:value-type="float">
            <text:p>6.345624</text:p>
          </table:table-cell>
          <table:table-cell table:style-name="ce1" table:formula="of:=(-1)^[.I2]*[.A15]^(2*[.I2]+1) / FACT(2*[.I2]+1)" office:value-type="float" office:value="-2.1472731555833" calcext:value-type="float">
            <text:p>-2.147273</text:p>
          </table:table-cell>
          <table:table-cell table:style-name="ce1" table:formula="of:=(-1)^[.J2]*[.A15]^(2*[.J2]+1) / FACT(2*[.J2]+1)" office:value-type="float" office:value="0.423854731733719" calcext:value-type="float">
            <text:p>0.423855</text:p>
          </table:table-cell>
          <table:table-cell table:style-name="ce1" table:formula="of:=(-1)^[.K2]*[.A15]^(2*[.K2]+1) / FACT(2*[.K2]+1)" office:value-type="float" office:value="-0.0547629188824363" calcext:value-type="float">
            <text:p>-0.054763</text:p>
          </table:table-cell>
          <table:table-cell table:style-name="ce1" table:formula="of:=(-1)^[.L2]*[.A15]^(2*[.L2]+1) / FACT(2*[.L2]+1)" office:value-type="float" office:value="0.00498912318663317" calcext:value-type="float">
            <text:p>0.004989</text:p>
          </table:table-cell>
          <table:table-cell table:style-name="ce1" table:formula="of:=(-1)^[.M2]*[.A15]^(2*[.M2]+1) / FACT(2*[.M2]+1)" office:value-type="float" office:value="-0.000337650323385406" calcext:value-type="float">
            <text:p>-0.000338</text:p>
          </table:table-cell>
        </table:table-row>
        <table:table-row table:style-name="ro1">
          <table:table-cell table:formula="of:=[.A15]+PI()/10" office:value-type="float" office:value="4.08407044966673" calcext:value-type="float">
            <text:p>4.084070</text:p>
          </table:table-cell>
          <table:table-cell table:formula="of:=SIN([.A16])" office:value-type="float" office:value="-0.809016994374947" calcext:value-type="float">
            <text:p>-0.809017</text:p>
          </table:table-cell>
          <table:table-cell table:style-name="ce1"/>
          <table:table-cell table:style-name="ce1" table:formula="of:=SUM([.F16:.M16])" office:value-type="float" office:value="-0.809082557033066" calcext:value-type="float">
            <text:p>-0.809083</text:p>
          </table:table-cell>
          <table:table-cell/>
          <table:table-cell table:style-name="ce1" table:formula="of:=(-1)^[.F2]*[.A16]^(2*[.F2]+1) / FACT(2*[.F2]+1)" office:value-type="float" office:value="4.08407044966673" calcext:value-type="float">
            <text:p>4.084070</text:p>
          </table:table-cell>
          <table:table-cell table:style-name="ce1" table:formula="of:=(-1)^[.G2]*[.A16]^(2*[.G2]+1) / FACT(2*[.G2]+1)" office:value-type="float" office:value="-11.3534649777698" calcext:value-type="float">
            <text:p>-11.353465</text:p>
          </table:table-cell>
          <table:table-cell table:style-name="ce1" table:formula="of:=(-1)^[.H2]*[.A16]^(2*[.H2]+1) / FACT(2*[.H2]+1)" office:value-type="float" office:value="9.46858056858179" calcext:value-type="float">
            <text:p>9.468581</text:p>
          </table:table-cell>
          <table:table-cell table:style-name="ce1" table:formula="of:=(-1)^[.I2]*[.A16]^(2*[.I2]+1) / FACT(2*[.I2]+1)" office:value-type="float" office:value="-3.76029605055827" calcext:value-type="float">
            <text:p>-3.760296</text:p>
          </table:table-cell>
          <table:table-cell table:style-name="ce1" table:formula="of:=(-1)^[.J2]*[.A16]^(2*[.J2]+1) / FACT(2*[.J2]+1)" office:value-type="float" office:value="0.871116003062238" calcext:value-type="float">
            <text:p>0.871116</text:p>
          </table:table-cell>
          <table:table-cell table:style-name="ce1" table:formula="of:=(-1)^[.K2]*[.A16]^(2*[.K2]+1) / FACT(2*[.K2]+1)" office:value-type="float" office:value="-0.132089944278939" calcext:value-type="float">
            <text:p>-0.132090</text:p>
          </table:table-cell>
          <table:table-cell table:style-name="ce1" table:formula="of:=(-1)^[.L2]*[.A16]^(2*[.L2]+1) / FACT(2*[.L2]+1)" office:value-type="float" office:value="0.0141231512001132" calcext:value-type="float">
            <text:p>0.014123</text:p>
          </table:table-cell>
          <table:table-cell table:style-name="ce1" table:formula="of:=(-1)^[.M2]*[.A16]^(2*[.M2]+1) / FACT(2*[.M2]+1)" office:value-type="float" office:value="-0.00112175693694662" calcext:value-type="float">
            <text:p>-0.001122</text:p>
          </table:table-cell>
        </table:table-row>
        <table:table-row table:style-name="ro1">
          <table:table-cell table:formula="of:=[.A16]+PI()/10" office:value-type="float" office:value="4.39822971502571" calcext:value-type="float">
            <text:p>4.398230</text:p>
          </table:table-cell>
          <table:table-cell table:formula="of:=SIN([.A17])" office:value-type="float" office:value="-0.951056516295153" calcext:value-type="float">
            <text:p>-0.951057</text:p>
          </table:table-cell>
          <table:table-cell table:style-name="ce1"/>
          <table:table-cell table:style-name="ce1" table:formula="of:=SUM([.F17:.M17])" office:value-type="float" office:value="-0.951285878733714" calcext:value-type="float">
            <text:p>-0.951286</text:p>
          </table:table-cell>
          <table:table-cell/>
          <table:table-cell table:style-name="ce1" table:formula="of:=(-1)^[.F2]*[.A17]^(2*[.F2]+1) / FACT(2*[.F2]+1)" office:value-type="float" office:value="4.39822971502571" calcext:value-type="float">
            <text:p>4.398230</text:p>
          </table:table-cell>
          <table:table-cell table:style-name="ce1" table:formula="of:=(-1)^[.G2]*[.A17]^(2*[.G2]+1) / FACT(2*[.G2]+1)" office:value-type="float" office:value="-14.1802038684571" calcext:value-type="float">
            <text:p>-14.180204</text:p>
          </table:table-cell>
          <table:table-cell table:style-name="ce1" table:formula="of:=(-1)^[.H2]*[.A17]^(2*[.H2]+1) / FACT(2*[.H2]+1)" office:value-type="float" office:value="13.7153942458299" calcext:value-type="float">
            <text:p>13.715394</text:p>
          </table:table-cell>
          <table:table-cell table:style-name="ce1" table:formula="of:=(-1)^[.I2]*[.A17]^(2*[.I2]+1) / FACT(2*[.I2]+1)" office:value-type="float" office:value="-6.31705738586154" calcext:value-type="float">
            <text:p>-6.317057</text:p>
          </table:table-cell>
          <table:table-cell table:style-name="ce1" table:formula="of:=(-1)^[.J2]*[.A17]^(2*[.J2]+1) / FACT(2*[.J2]+1)" office:value-type="float" office:value="1.69722000638568" calcext:value-type="float">
            <text:p>1.697220</text:p>
          </table:table-cell>
          <table:table-cell table:style-name="ce1" table:formula="of:=(-1)^[.K2]*[.A17]^(2*[.K2]+1) / FACT(2*[.K2]+1)" office:value-type="float" office:value="-0.298470404431785" calcext:value-type="float">
            <text:p>-0.298470</text:p>
          </table:table-cell>
          <table:table-cell table:style-name="ce1" table:formula="of:=(-1)^[.L2]*[.A17]^(2*[.L2]+1) / FACT(2*[.L2]+1)" office:value-type="float" office:value="0.0370111425747612" calcext:value-type="float">
            <text:p>0.037011</text:p>
          </table:table-cell>
          <table:table-cell table:style-name="ce1" table:formula="of:=(-1)^[.M2]*[.A17]^(2*[.M2]+1) / FACT(2*[.M2]+1)" office:value-type="float" office:value="-0.00340932979935528" calcext:value-type="float">
            <text:p>-0.003409</text:p>
          </table:table-cell>
        </table:table-row>
        <table:table-row table:style-name="ro1">
          <table:table-cell table:formula="of:=[.A17]+PI()/10" office:value-type="float" office:value="4.71238898038469" calcext:value-type="float">
            <text:p>4.712389</text:p>
          </table:table-cell>
          <table:table-cell table:formula="of:=SIN([.A18])" office:value-type="float" office:value="-1" calcext:value-type="float">
            <text:p>-1.000000</text:p>
          </table:table-cell>
          <table:table-cell table:number-columns-repeated="11"/>
        </table:table-row>
        <table:table-row table:style-name="ro1">
          <table:table-cell table:formula="of:=[.A18]+PI()/10" office:value-type="float" office:value="5.02654824574367" calcext:value-type="float">
            <text:p>5.026548</text:p>
          </table:table-cell>
          <table:table-cell table:formula="of:=SIN([.A19])" office:value-type="float" office:value="-0.951056516295154" calcext:value-type="float">
            <text:p>-0.951057</text:p>
          </table:table-cell>
          <table:table-cell table:number-columns-repeated="11"/>
        </table:table-row>
        <table:table-row table:style-name="ro1">
          <table:table-cell table:formula="of:=[.A19]+PI()/10" office:value-type="float" office:value="5.34070751110265" calcext:value-type="float">
            <text:p>5.340708</text:p>
          </table:table-cell>
          <table:table-cell table:formula="of:=SIN([.A20])" office:value-type="float" office:value="-0.809016994374947" calcext:value-type="float">
            <text:p>-0.809017</text:p>
          </table:table-cell>
          <table:table-cell table:number-columns-repeated="11"/>
        </table:table-row>
        <table:table-row table:style-name="ro1">
          <table:table-cell table:formula="of:=[.A20]+PI()/10" office:value-type="float" office:value="5.65486677646163" calcext:value-type="float">
            <text:p>5.654867</text:p>
          </table:table-cell>
          <table:table-cell table:formula="of:=SIN([.A21])" office:value-type="float" office:value="-0.587785252292473" calcext:value-type="float">
            <text:p>-0.587785</text:p>
          </table:table-cell>
          <table:table-cell table:number-columns-repeated="11"/>
        </table:table-row>
        <table:table-row table:style-name="ro1">
          <table:table-cell table:formula="of:=[.A21]+PI()/10" office:value-type="float" office:value="5.96902604182061" calcext:value-type="float">
            <text:p>5.969026</text:p>
          </table:table-cell>
          <table:table-cell table:formula="of:=SIN([.A22])" office:value-type="float" office:value="-0.309016994374948" calcext:value-type="float">
            <text:p>-0.309017</text:p>
          </table:table-cell>
          <table:table-cell table:number-columns-repeated="11"/>
        </table:table-row>
        <table:table-row table:style-name="ro1">
          <table:table-cell table:formula="of:=[.A22]+PI()/10" office:value-type="float" office:value="6.28318530717959" calcext:value-type="float">
            <text:p>6.283185</text:p>
          </table:table-cell>
          <table:table-cell table:formula="of:=SIN([.A23])" office:value-type="float" office:value="-2.44929359829471E-016" calcext:value-type="float">
            <text:p>0.000000</text:p>
          </table:table-cell>
          <table:table-cell table:number-columns-repeated="11"/>
        </table:table-row>
        <table:table-row table:style-name="ro1">
          <table:table-cell table:formula="of:=[.A23]+PI()/10" office:value-type="float" office:value="6.59734457253857" calcext:value-type="float">
            <text:p>6.597345</text:p>
          </table:table-cell>
          <table:table-cell table:formula="of:=SIN([.A24])" office:value-type="float" office:value="0.309016994374947" calcext:value-type="float">
            <text:p>0.309017</text:p>
          </table:table-cell>
          <table:table-cell table:number-columns-repeated="11"/>
        </table:table-row>
        <table:table-row table:style-name="ro1">
          <table:table-cell table:formula="of:=[.A24]+PI()/10" office:value-type="float" office:value="6.91150383789755" calcext:value-type="float">
            <text:p>6.911504</text:p>
          </table:table-cell>
          <table:table-cell table:formula="of:=SIN([.A25])" office:value-type="float" office:value="0.587785252292473" calcext:value-type="float">
            <text:p>0.587785</text:p>
          </table:table-cell>
          <table:table-cell table:number-columns-repeated="11"/>
        </table:table-row>
        <table:table-row table:style-name="ro1">
          <table:table-cell table:formula="of:=[.A25]+PI()/10" office:value-type="float" office:value="7.22566310325652" calcext:value-type="float">
            <text:p>7.225663</text:p>
          </table:table-cell>
          <table:table-cell table:formula="of:=SIN([.A26])" office:value-type="float" office:value="0.809016994374947" calcext:value-type="float">
            <text:p>0.809017</text:p>
          </table:table-cell>
          <table:table-cell table:number-columns-repeated="11"/>
        </table:table-row>
        <table:table-row table:style-name="ro1">
          <table:table-cell table:formula="of:=[.A26]+PI()/10" office:value-type="float" office:value="7.5398223686155" calcext:value-type="float">
            <text:p>7.539822</text:p>
          </table:table-cell>
          <table:table-cell table:formula="of:=SIN([.A27])" office:value-type="float" office:value="0.951056516295153" calcext:value-type="float">
            <text:p>0.951057</text:p>
          </table:table-cell>
          <table:table-cell table:number-columns-repeated="11"/>
        </table:table-row>
        <table:table-row table:style-name="ro1">
          <table:table-cell table:formula="of:=[.A27]+PI()/10" office:value-type="float" office:value="7.85398163397448" calcext:value-type="float">
            <text:p>7.853982</text:p>
          </table:table-cell>
          <table:table-cell table:formula="of:=SIN([.A28])" office:value-type="float" office:value="1" calcext:value-type="float">
            <text:p>1.000000</text:p>
          </table:table-cell>
          <table:table-cell table:number-columns-repeated="11"/>
        </table:table-row>
        <table:table-row table:style-name="ro1">
          <table:table-cell table:formula="of:=[.A28]+PI()/10" office:value-type="float" office:value="8.16814089933346" calcext:value-type="float">
            <text:p>8.168141</text:p>
          </table:table-cell>
          <table:table-cell table:formula="of:=SIN([.A29])" office:value-type="float" office:value="0.951056516295154" calcext:value-type="float">
            <text:p>0.951057</text:p>
          </table:table-cell>
          <table:table-cell table:number-columns-repeated="11"/>
        </table:table-row>
        <table:table-row table:style-name="ro1">
          <table:table-cell table:formula="of:=[.A29]+PI()/10" office:value-type="float" office:value="8.48230016469244" calcext:value-type="float">
            <text:p>8.482300</text:p>
          </table:table-cell>
          <table:table-cell table:formula="of:=SIN([.A30])" office:value-type="float" office:value="0.809016994374948" calcext:value-type="float">
            <text:p>0.809017</text:p>
          </table:table-cell>
          <table:table-cell table:number-columns-repeated="11"/>
        </table:table-row>
        <table:table-row table:style-name="ro1">
          <table:table-cell table:formula="of:=[.A30]+PI()/10" office:value-type="float" office:value="8.79645943005142" calcext:value-type="float">
            <text:p>8.796459</text:p>
          </table:table-cell>
          <table:table-cell table:formula="of:=SIN([.A31])" office:value-type="float" office:value="0.587785252292473" calcext:value-type="float">
            <text:p>0.587785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2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3" table:default-cell-style-name="ce2"/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number-columns-repeated="5"/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.000</text:p>
          </table:table-cell>
        </table:table-row>
        <table:table-row table:style-name="ro1">
          <table:table-cell table:number-columns-repeated="2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table:number-columns-repeated="3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314159265358979" calcext:value-type="float">
            <text:p>0.314</text:p>
          </table:table-cell>
          <table:table-cell office:value-type="float" office:value="0.309016994374947" calcext:value-type="float">
            <text:p>0.309</text:p>
          </table:table-cell>
          <table:table-cell/>
          <table:table-cell office:value-type="float" office:value="0.309016994374947" calcext:value-type="float">
            <text:p>0.309</text:p>
          </table:table-cell>
          <table:table-cell/>
          <table:table-cell office:value-type="float" office:value="0.314159265358979" calcext:value-type="float">
            <text:p>0.314</text:p>
          </table:table-cell>
          <table:table-cell office:value-type="float" office:value="-0.00516771278004997" calcext:value-type="float">
            <text:p>-0.005</text:p>
          </table:table-cell>
          <table:table-cell office:value-type="float" office:value="0.0000255016403987734" calcext:value-type="float">
            <text:p>0.000</text:p>
          </table:table-cell>
        </table:table-row>
        <table:table-row table:style-name="ro1">
          <table:table-cell office:value-type="float" office:value="0.628318530717959" calcext:value-type="float">
            <text:p>0.628</text:p>
          </table:table-cell>
          <table:table-cell office:value-type="float" office:value="0.587785252292473" calcext:value-type="float">
            <text:p>0.588</text:p>
          </table:table-cell>
          <table:table-cell/>
          <table:table-cell office:value-type="float" office:value="0.587785252292473" calcext:value-type="float">
            <text:p>0.588</text:p>
          </table:table-cell>
          <table:table-cell/>
          <table:table-cell office:value-type="float" office:value="0.628318530717959" calcext:value-type="float">
            <text:p>0.628</text:p>
          </table:table-cell>
          <table:table-cell office:value-type="float" office:value="-0.0413417022403998" calcext:value-type="float">
            <text:p>-0.041</text:p>
          </table:table-cell>
          <table:table-cell office:value-type="float" office:value="0.00081605249276075" calcext:value-type="float">
            <text:p>0.001</text:p>
          </table:table-cell>
        </table:table-row>
        <table:table-row table:style-name="ro1">
          <table:table-cell office:value-type="float" office:value="0.942477796076938" calcext:value-type="float">
            <text:p>0.942</text:p>
          </table:table-cell>
          <table:table-cell office:value-type="float" office:value="0.809016994374947" calcext:value-type="float">
            <text:p>0.809</text:p>
          </table:table-cell>
          <table:table-cell/>
          <table:table-cell office:value-type="float" office:value="0.809016994374946" calcext:value-type="float">
            <text:p>0.809</text:p>
          </table:table-cell>
          <table:table-cell/>
          <table:table-cell office:value-type="float" office:value="0.942477796076938" calcext:value-type="float">
            <text:p>0.942</text:p>
          </table:table-cell>
          <table:table-cell office:value-type="float" office:value="-0.139528245061349" calcext:value-type="float">
            <text:p>-0.140</text:p>
          </table:table-cell>
          <table:table-cell office:value-type="float" office:value="0.00619689861690195" calcext:value-type="float">
            <text:p>0.006</text:p>
          </table:table-cell>
        </table:table-row>
        <table:table-row table:style-name="ro1">
          <table:table-cell office:value-type="float" office:value="1.25663706143592" calcext:value-type="float">
            <text:p>1.257</text:p>
          </table:table-cell>
          <table:table-cell office:value-type="float" office:value="0.951056516295153" calcext:value-type="float">
            <text:p>0.951</text:p>
          </table:table-cell>
          <table:table-cell/>
          <table:table-cell office:value-type="float" office:value="0.951056516295017" calcext:value-type="float">
            <text:p>0.951</text:p>
          </table:table-cell>
          <table:table-cell/>
          <table:table-cell office:value-type="float" office:value="1.25663706143592" calcext:value-type="float">
            <text:p>1.257</text:p>
          </table:table-cell>
          <table:table-cell office:value-type="float" office:value="-0.330733617923198" calcext:value-type="float">
            <text:p>-0.331</text:p>
          </table:table-cell>
          <table:table-cell office:value-type="float" office:value="0.026113679768344" calcext:value-type="float">
            <text:p>0.026</text:p>
          </table:table-cell>
        </table:table-row>
        <table:table-row table:style-name="ro1">
          <table:table-cell office:value-type="float" office:value="1.5707963267949" calcext:value-type="float">
            <text:p>1.571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0.999999999993977" calcext:value-type="float">
            <text:p>1.000</text:p>
          </table:table-cell>
          <table:table-cell/>
          <table:table-cell office:value-type="float" office:value="1.5707963267949" calcext:value-type="float">
            <text:p>1.571</text:p>
          </table:table-cell>
          <table:table-cell office:value-type="float" office:value="-0.645964097506246" calcext:value-type="float">
            <text:p>-0.646</text:p>
          </table:table-cell>
          <table:table-cell office:value-type="float" office:value="0.079692626246167" calcext:value-type="float">
            <text:p>0.080</text:p>
          </table:table-cell>
        </table:table-row>
        <table:table-row table:style-name="ro1">
          <table:table-cell office:value-type="float" office:value="1.88495559215388" calcext:value-type="float">
            <text:p>1.885</text:p>
          </table:table-cell>
          <table:table-cell office:value-type="float" office:value="0.951056516295154" calcext:value-type="float">
            <text:p>0.951</text:p>
          </table:table-cell>
          <table:table-cell/>
          <table:table-cell office:value-type="float" office:value="0.951056516161938" calcext:value-type="float">
            <text:p>0.951</text:p>
          </table:table-cell>
          <table:table-cell/>
          <table:table-cell office:value-type="float" office:value="1.88495559215388" calcext:value-type="float">
            <text:p>1.885</text:p>
          </table:table-cell>
          <table:table-cell office:value-type="float" office:value="-1.11622596049079" calcext:value-type="float">
            <text:p>-1.116</text:p>
          </table:table-cell>
          <table:table-cell office:value-type="float" office:value="0.198300755740862" calcext:value-type="float">
            <text:p>0.198</text:p>
          </table:table-cell>
        </table:table-row>
        <table:table-row table:style-name="ro1">
          <table:table-cell office:value-type="float" office:value="2.19911485751286" calcext:value-type="float">
            <text:p>2.199</text:p>
          </table:table-cell>
          <table:table-cell office:value-type="float" office:value="0.809016994374947" calcext:value-type="float">
            <text:p>0.809</text:p>
          </table:table-cell>
          <table:table-cell/>
          <table:table-cell office:value-type="float" office:value="0.809016992550917" calcext:value-type="float">
            <text:p>0.809</text:p>
          </table:table-cell>
          <table:table-cell/>
          <table:table-cell office:value-type="float" office:value="2.19911485751286" calcext:value-type="float">
            <text:p>2.199</text:p>
          </table:table-cell>
          <table:table-cell office:value-type="float" office:value="-1.77252548355714" calcext:value-type="float">
            <text:p>-1.773</text:p>
          </table:table-cell>
          <table:table-cell office:value-type="float" office:value="0.428606070182185" calcext:value-type="float">
            <text:p>0.429</text:p>
          </table:table-cell>
        </table:table-row>
        <table:table-row table:style-name="ro1">
          <table:table-cell office:value-type="float" office:value="2.51327412287183" calcext:value-type="float">
            <text:p>2.513</text:p>
          </table:table-cell>
          <table:table-cell office:value-type="float" office:value="0.587785252292473" calcext:value-type="float">
            <text:p>0.588</text:p>
          </table:table-cell>
          <table:table-cell/>
          <table:table-cell office:value-type="float" office:value="0.587785234711849" calcext:value-type="float">
            <text:p>0.588</text:p>
          </table:table-cell>
          <table:table-cell/>
          <table:table-cell office:value-type="float" office:value="2.51327412287183" calcext:value-type="float">
            <text:p>2.513</text:p>
          </table:table-cell>
          <table:table-cell office:value-type="float" office:value="-2.64586894338558" calcext:value-type="float">
            <text:p>-2.646</text:p>
          </table:table-cell>
          <table:table-cell office:value-type="float" office:value="0.835637752587008" calcext:value-type="float">
            <text:p>0.836</text:p>
          </table:table-cell>
        </table:table-row>
        <table:table-row table:style-name="ro1">
          <table:table-cell office:value-type="float" office:value="2.82743338823081" calcext:value-type="float">
            <text:p>2.827</text:p>
          </table:table-cell>
          <table:table-cell office:value-type="float" office:value="0.309016994374947" calcext:value-type="float">
            <text:p>0.309</text:p>
          </table:table-cell>
          <table:table-cell/>
          <table:table-cell office:value-type="float" office:value="0.309016864799004" calcext:value-type="float">
            <text:p>0.309</text:p>
          </table:table-cell>
          <table:table-cell/>
          <table:table-cell office:value-type="float" office:value="2.82743338823081" calcext:value-type="float">
            <text:p>2.827</text:p>
          </table:table-cell>
          <table:table-cell office:value-type="float" office:value="-3.76726261665643" calcext:value-type="float">
            <text:p>-3.767</text:p>
          </table:table-cell>
          <table:table-cell office:value-type="float" office:value="1.50584636390717" calcext:value-type="float">
            <text:p>1.506</text:p>
          </table:table-cell>
        </table:table-row>
        <table:table-row table:style-name="ro1">
          <table:table-cell office:value-type="float" office:value="3.14159265358979" calcext:value-type="float">
            <text:p>3.142</text:p>
          </table:table-cell>
          <table:table-cell office:value-type="float" office:value="1.22464679914735E-016" calcext:value-type="float">
            <text:p>0.000</text:p>
          </table:table-cell>
          <table:table-cell/>
          <table:table-cell office:value-type="float" office:value="-0.00000077278588943064" calcext:value-type="float">
            <text:p>0.000</text:p>
          </table:table-cell>
          <table:table-cell/>
          <table:table-cell office:value-type="float" office:value="3.14159265358979" calcext:value-type="float">
            <text:p>3.142</text:p>
          </table:table-cell>
          <table:table-cell office:value-type="float" office:value="-5.16771278004997" calcext:value-type="float">
            <text:p>-5.168</text:p>
          </table:table-cell>
          <table:table-cell office:value-type="float" office:value="2.55016403987734" calcext:value-type="float">
            <text:p>2.550</text:p>
          </table:table-cell>
        </table:table-row>
        <table:table-row table:style-name="ro1">
          <table:table-cell office:value-type="float" office:value="3.45575191894877" calcext:value-type="float">
            <text:p>3.456</text:p>
          </table:table-cell>
          <table:table-cell office:value-type="float" office:value="-0.309016994374947" calcext:value-type="float">
            <text:p>-0.309</text:p>
          </table:table-cell>
          <table:table-cell/>
          <table:table-cell office:value-type="float" office:value="-0.309020877264873" calcext:value-type="float">
            <text:p>-0.309</text:p>
          </table:table-cell>
          <table:table-cell/>
          <table:table-cell office:value-type="float" office:value="3.45575191894877" calcext:value-type="float">
            <text:p>3.456</text:p>
          </table:table-cell>
          <table:table-cell office:value-type="float" office:value="-6.87822571024651" calcext:value-type="float">
            <text:p>-6.878</text:p>
          </table:table-cell>
          <table:table-cell office:value-type="float" office:value="4.10706468786286" calcext:value-type="float">
            <text:p>4.107</text:p>
          </table:table-cell>
        </table:table-row>
        <table:table-row table:style-name="ro1">
          <table:table-cell office:value-type="float" office:value="3.76991118430775" calcext:value-type="float">
            <text:p>3.770</text:p>
          </table:table-cell>
          <table:table-cell office:value-type="float" office:value="-0.587785252292473" calcext:value-type="float">
            <text:p>-0.588</text:p>
          </table:table-cell>
          <table:table-cell/>
          <table:table-cell office:value-type="float" office:value="-0.587802185779768" calcext:value-type="float">
            <text:p>-0.588</text:p>
          </table:table-cell>
          <table:table-cell/>
          <table:table-cell office:value-type="float" office:value="3.76991118430775" calcext:value-type="float">
            <text:p>3.770</text:p>
          </table:table-cell>
          <table:table-cell office:value-type="float" office:value="-8.92980768392635" calcext:value-type="float">
            <text:p>-8.930</text:p>
          </table:table-cell>
          <table:table-cell office:value-type="float" office:value="6.3456241837076" calcext:value-type="float">
            <text:p>6.346</text:p>
          </table:table-cell>
        </table:table-row>
        <table:table-row table:style-name="ro1">
          <table:table-cell office:value-type="float" office:value="4.08407044966673" calcext:value-type="float">
            <text:p>4.084</text:p>
          </table:table-cell>
          <table:table-cell office:value-type="float" office:value="-0.809016994374947" calcext:value-type="float">
            <text:p>-0.809</text:p>
          </table:table-cell>
          <table:table-cell/>
          <table:table-cell office:value-type="float" office:value="-0.809082557033066" calcext:value-type="float">
            <text:p>-0.809</text:p>
          </table:table-cell>
          <table:table-cell/>
          <table:table-cell office:value-type="float" office:value="4.08407044966673" calcext:value-type="float">
            <text:p>4.084</text:p>
          </table:table-cell>
          <table:table-cell office:value-type="float" office:value="-11.3534649777698" calcext:value-type="float">
            <text:p>-11.353</text:p>
          </table:table-cell>
          <table:table-cell office:value-type="float" office:value="9.46858056858179" calcext:value-type="float">
            <text:p>9.469</text:p>
          </table:table-cell>
        </table:table-row>
        <table:table-row table:style-name="ro1">
          <table:table-cell office:value-type="float" office:value="4.39822971502571" calcext:value-type="float">
            <text:p>4.398</text:p>
          </table:table-cell>
          <table:table-cell office:value-type="float" office:value="-0.951056516295153" calcext:value-type="float">
            <text:p>-0.951</text:p>
          </table:table-cell>
          <table:table-cell/>
          <table:table-cell office:value-type="float" office:value="-0.951285878733714" calcext:value-type="float">
            <text:p>-0.951</text:p>
          </table:table-cell>
          <table:table-cell/>
          <table:table-cell office:value-type="float" office:value="4.39822971502571" calcext:value-type="float">
            <text:p>4.398</text:p>
          </table:table-cell>
          <table:table-cell office:value-type="float" office:value="-14.1802038684571" calcext:value-type="float">
            <text:p>-14.180</text:p>
          </table:table-cell>
          <table:table-cell office:value-type="float" office:value="13.7153942458299" calcext:value-type="float">
            <text:p>13.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7:48:48.781755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8:12:29.620562853</meta:creation-date>
    <dc:date>2024-04-04T17:52:43.543496091</dc:date>
    <meta:editing-duration>PT38M9S</meta:editing-duration>
    <meta:editing-cycles>4</meta:editing-cycles>
    <meta:generator>LibreOffice/7.2.7.2$Linux_X86_64 LibreOffice_project/20$Build-2</meta:generator>
    <meta:document-statistic meta:table-count="2" meta:cell-count="2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4">
      <number:number number:decimal-places="6" number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14cm" xlink:href=".." xlink:type="simple" chart:class="chart:line" chart:style-name="ch1">
        <chart:plot-area chart:style-name="ch2" table:cell-range-address="Sheet1.B3:Sheet1.B17 Sheet1.D3:Sheet1.D17" svg:x="0.32cm" svg:y="0.18cm" svg:width="15.364cm" svg:height="8.654cm">
          <chart:coordinate-region svg:x="2.079cm" svg:y="0.379cm" svg:width="13.418cm" svg:height="8.25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7" chart:class="chart:line">
            <chart:data-point chart:repeated="15"/>
          </chart:series>
          <chart:series chart:style-name="ch7" chart:values-cell-range-address="Sheet1.D3:Sheet1.D17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7</svg:desc>
                </draw:g>
              </table:table-cell>
              <table:table-cell office:value-type="float" office:value="0">
                <text:p>0</text:p>
                <draw:g>
                  <svg:desc>Sheet1.D3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017">
                <text:p>0.951056516295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99999999993977">
                <text:p>0.999999999993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161938">
                <text:p>0.951056516161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809016992550917">
                <text:p>0.809016992550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34711849">
                <text:p>0.587785234711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309016864799004">
                <text:p>0.309016864799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00000077278588943064">
                <text:p>-0.00000077278588943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309020877264873">
                <text:p>-0.309020877264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802185779768">
                <text:p>-0.587802185779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809082557033066">
                <text:p>-0.809082557033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951285878733714">
                <text:p>-0.951285878733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